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-Roman" svg:font-family="Times-Roman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ArialMT" fo:font-size="15pt" fo:letter-spacing="normal" style:text-underline-style="none" style:letter-kerning="false" style:font-name-asian="ArialMT" style:font-size-asian="15pt" style:font-name-complex="ArialMT" style:font-size-complex="15pt"/>
    </style:style>
    <style:style style:name="P2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ArialMT" fo:font-size="15pt" fo:letter-spacing="normal" style:text-underline-style="none" fo:font-weight="bold" style:letter-kerning="false" style:font-name-asian="ArialMT" style:font-size-asian="15pt" style:font-weight-asian="bold" style:font-name-complex="ArialMT" style:font-size-complex="15pt" style:font-weight-complex="bold"/>
    </style:style>
    <style:style style:name="T1" style:family="text">
      <style:text-properties fo:color="#000000" style:text-outline="false" style:text-position="0% 100%" style:font-name="Times-Roman" fo:font-size="12pt" fo:letter-spacing="normal" style:text-underline-style="none" style:letter-kerning="false" style:font-name-asian="Times-Roman" style:font-size-asian="12pt" style:font-name-complex="Times-Roman" style:font-size-complex="12pt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tailed budget for <text:span text:style-name="T2">Open your organisation - Education Community Lab</text:span></text:p>
      <text:p text:style-name="P1"/>
      <text:p text:style-name="P1">Workshop (accommodation, travel costs, materials’ preparation, salary for trainers) - 5000$</text:p>
      <text:p text:style-name="P1">Translations (materials about CC into Polish languages) - 2000$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-Roman" svg:font-family="Times-Roman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30T23:21:55</meta:creation-date>
    <meta:document-statistic meta:table-count="0" meta:image-count="0" meta:object-count="0" meta:page-count="1" meta:paragraph-count="3" meta:word-count="30" meta:character-count="222"/>
    <dc:date>2010-06-30T23:22:46</dc:date>
    <meta:editing-duration>PT00H00M55S</meta:editing-duration>
    <meta:editing-cycles>1</meta:editing-cycles>
    <meta:generator>OpenOffice.org/3.1$Unix OpenOffice.org_project/310m19$Build-9420</meta:generator>
  </office:meta>
</office:document-meta>
</file>